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45pt"/>
    </style:style>
    <style:style style:name="co2" style:family="table-column">
      <style:table-column-properties fo:break-before="auto" style:column-width="39.94pt"/>
    </style:style>
    <style:style style:name="co3" style:family="table-column">
      <style:table-column-properties fo:break-before="auto" style:column-width="44.96pt"/>
    </style:style>
    <style:style style:name="co4" style:family="table-column">
      <style:table-column-properties fo:break-before="auto" style:column-width="42.0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ohen 1983 ta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/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/ Example data file for Orient 3 (Vollmer, 201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/ Facing directions of conically folded planes (Cohen, 1983 in Fisher, et al., 1987,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/ Appendix B4 p. 282)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/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/ Cohen, P.H., 1983, A computer based trend surface study of structural analysis: test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/ case from Lipson cove, South Australia. Ph.D. Thesis, University of Adelaide, South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/ Australia, 282 p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/ Fisher, N.I., Lewis, T.I., and Embleton, B.J.J., 1987, Statistical Analysis of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/ Spherical Data: Cambridge University Press, 329 p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// --------------------------------------------------------------------------------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lunge</text:p>
          </table:table-cell>
          <table:table-cell office:value-type="string" calcext:value-type="string">
            <text:p>Azimuth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2" calcext:value-type="float">
            <text:p>62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8" calcext:value-type="float">
            <text:p>68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5" calcext:value-type="float">
            <text:p>7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1" calcext:value-type="float">
            <text:p>4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5" calcext:value-type="float">
            <text:p>4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1" calcext:value-type="float">
            <text:p>4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4" calcext:value-type="float">
            <text:p>4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0" calcext:value-type="float">
            <text:p>40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7" calcext:value-type="float">
            <text:p>47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4" calcext:value-type="float">
            <text:p>54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2" calcext:value-type="float">
            <text:p>62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3" calcext:value-type="float">
            <text:p>53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0" calcext:value-type="float">
            <text:p>40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2" calcext:value-type="float">
            <text:p>42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4" calcext:value-type="float">
            <text:p>44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0" calcext:value-type="float">
            <text:p>6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5" calcext:value-type="float">
            <text:p>65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6" calcext:value-type="float">
            <text:p>76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1" calcext:value-type="float">
            <text:p>71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7" calcext:value-type="float">
            <text:p>7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8" calcext:value-type="float">
            <text:p>4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9" calcext:value-type="float">
            <text:p>4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8" calcext:value-type="float">
            <text:p>4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6" calcext:value-type="float">
            <text:p>46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4" calcext:value-type="float">
            <text:p>4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3" calcext:value-type="float">
            <text:p>4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0" calcext:value-type="float">
            <text:p>4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8" calcext:value-type="float">
            <text:p>5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9" calcext:value-type="float">
            <text:p>3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8" calcext:value-type="float">
            <text:p>4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8" calcext:value-type="float">
            <text:p>3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3" calcext:value-type="float">
            <text:p>4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2" calcext:value-type="float">
            <text:p>4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9" calcext:value-type="float">
            <text:p>39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4" calcext:value-type="float">
            <text:p>4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8" calcext:value-type="float">
            <text:p>4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1" calcext:value-type="float">
            <text:p>6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9" calcext:value-type="float">
            <text:p>4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2" calcext:value-type="float">
            <text:p>6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9" calcext:value-type="float">
            <text:p>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9" calcext:value-type="float">
            <text:p>79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72" calcext:value-type="float">
            <text:p>72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6" calcext:value-type="float">
            <text:p>76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77" calcext:value-type="float">
            <text:p>77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71" calcext:value-type="float">
            <text:p>7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0" calcext:value-type="float">
            <text:p>60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2" calcext:value-type="float">
            <text:p>42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1" calcext:value-type="float">
            <text:p>41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0" calcext:value-type="float">
            <text:p>60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3" calcext:value-type="float">
            <text:p>73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3" calcext:value-type="float">
            <text:p>43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6" calcext:value-type="float">
            <text:p>46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1" calcext:value-type="float">
            <text:p>51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6" calcext:value-type="float">
            <text:p>56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0" calcext:value-type="float">
            <text:p>50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0" calcext:value-type="float">
            <text:p>4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73" calcext:value-type="float">
            <text:p>7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7" calcext:value-type="float">
            <text:p>57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4" calcext:value-type="float">
            <text:p>5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1" calcext:value-type="float">
            <text:p>7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4" calcext:value-type="float">
            <text:p>5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0" calcext:value-type="float">
            <text:p>5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8" calcext:value-type="float">
            <text:p>4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8" calcext:value-type="float">
            <text:p>4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onical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1" calcext:value-type="float">
            <text:p>5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onic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25T16:20:52.191223000</dc:date>
    <meta:editing-duration>PT50S</meta:editing-duration>
    <meta:editing-cycles>1</meta:editing-cycles>
    <meta:document-statistic meta:table-count="1" meta:cell-count="638" meta:object-count="0"/>
    <meta:generator>LibreOffice/4.4.5.2$MacOSX_X86_64 LibreOffice_project/a22f674fd25a3b6f45bdebf25400ed2adff0ff99</meta:generator>
  </office:meta>
</office:document-meta>
</file>